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13.717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fo:min-height="12.6cm"/>
    </style:style>
    <style:style style:name="pr5" style:family="presentation" style:parent-style-name="Master1-Layout7-blank-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1.27cm" fo:margin-right="0cm" fo:margin-top="0.499cm" fo:margin-bottom="0cm" fo:line-height="100%" fo:text-indent="-1.27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1.27cm" fo:margin-right="0cm" fo:margin-top="0.499cm" fo:margin-bottom="0cm" fo:line-height="100%" fo:text-align="justify" fo:text-indent="-1.27cm" style:punctuation-wrap="simple" style:writing-mode="lr-tb">
        <style:tab-stops/>
      </style:paragraph-properties>
    </style:style>
    <style:style style:name="P10" style:family="paragraph">
      <style:paragraph-properties fo:text-align="start" style:punctuation-wrap="simple" style:writing-mode="lr-tb">
        <style:tab-stops/>
      </style:paragraph-properties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12" style:family="paragraph">
      <loext:graphic-properties draw:fill-color="#ffffff"/>
    </style:style>
    <style:style style:name="P13" style:family="paragraph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4" style:family="paragraph">
      <loext:graphic-properties draw:fill="none" draw:fill-color="#ffffff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name-complex="Times New Roman" style:font-size-complex="54pt" style:font-style-complex="normal" style:font-weight-complex="bold"/>
    </style:style>
    <style:style style:name="T9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Times New Roman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506cm" svg:x="0.718cm" svg:y="0.32cm" presentation:class="title">
          <draw:text-box>
            <text:p text:style-name="P1"><text:span text:style-name="T1">SCHOOL OF INFORMATION SCIENCES, MANIPAL UNIVERSITY</text:span></text:p>
          </draw:text-box>
        </draw:frame>
        <draw:frame draw:name="TextBox 5" draw:style-name="gr1" draw:text-style-name="P2" draw:layer="layout" svg:width="26.493cm" svg:height="13.971cm" svg:x="0.718cm" svg:y="6.421cm">
          <draw:text-box>
            <text:p text:style-name="P3"><text:span text:style-name="T2"><text:tab/></text:span><text:span text:style-name="T2"><text:tab/></text:span><text:span text:style-name="T2"><text:tab/></text:span><text:span text:style-name="T2">Term Project</text:span></text:p>
            <text:p text:style-name="P3"><text:span text:style-name="T2"><text:tab/></text:span><text:span text:style-name="T2"><text:tab/></text:span><text:span text:style-name="T2"><text:tab/></text:span><text:span text:style-name="T2">PHASE 1 PRESENTATION</text:span></text:p>
            <text:p text:style-name="P3"><text:span text:style-name="T2"><text:tab/></text:span><text:span text:style-name="T2"><text:tab/></text:span><text:span text:style-name="T2"><text:tab/></text:span><text:span text:style-name="T2">ON</text:span></text:p>
            <text:p text:style-name="P3"><text:span text:style-name="T2"><text:s text:c="12"/></text:span><text:span text:style-name="T2">SOIS student’s placement data analysis</text:span></text:p>
            <text:p text:style-name="P3"><text:span text:style-name="T2"/></text:p>
            <text:p text:style-name="P4"><text:span text:style-name="T3"/></text:p>
            <text:p text:style-name="P4"><text:span text:style-name="T3"/></text:p>
            <text:p text:style-name="P4"><text:span text:style-name="T2">Presented by</text:span></text:p>
            <text:p text:style-name="P4"><text:span text:style-name="T2">Anusha A <text:s text:c="2"/>(161046006)</text:span></text:p>
            <text:p text:style-name="P4"><text:span text:style-name="T2">R Ravali <text:s text:c="4"/>(161046013)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1" draw:text-style-name="P2" draw:layer="layout" svg:width="25.199cm" svg:height="4.906cm" svg:x="1.601cm" svg:y="0.694cm" presentation:class="title">
          <draw:text-box>
            <text:p text:style-name="P1"><text:span text:style-name="T5">Analysis done </text:span></text:p>
          </draw:text-box>
        </draw:frame>
        <draw:frame draw:name="Text Placeholder 2" presentation:style-name="pr3" draw:text-style-name="P2" draw:layer="layout" svg:width="24.856cm" svg:height="12.757cm" svg:x="1.172cm" svg:y="6.764cm" presentation:class="outline">
          <draw:text-box>
            <text:list text:style-name="L2">
              <text:list-item>
                <text:p text:style-name="P7"><text:span text:style-name="T6">We analysed based on branch.</text:span></text:p>
              </text:list-item>
              <text:list-item>
                <text:p text:style-name="P7"><text:span text:style-name="T6">Class strength and number of placements. <text:s text:c="7"/></text:span></text:p>
              </text:list-item>
            </text:list>
            <text:list text:style-name="L3">
              <text:list-item>
                <text:p text:style-name="P8"><text:span text:style-name="T7"/></text:p>
              </text:list-item>
            </text:list>
            <text:list text:style-name="L4">
              <text:list-header>
                <text:p text:style-name="P7"><text:span text:style-name="T7"/></text:p>
              </text:list-header>
            </text:list>
            <text:list text:style-name="L3"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2" presentation:class="page"/>
          <draw:frame draw:name="Notes Placeholder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presentation:style-name="pr4" draw:text-style-name="P9" draw:layer="layout" svg:width="26.4cm" svg:height="12.6cm" svg:x="0.6cm" svg:y="5.2cm" presentation:class="title" presentation:user-transformed="true">
          <draw:text-box>
            <text:list text:style-name="L1">
              <text:list-item>
                <text:p text:style-name="P9"><text:span text:style-name="T6">How curious students are about placements.</text:span></text:p>
              </text:list-item>
              <text:list-item>
                <text:p text:style-name="P9"><text:span text:style-name="T6">Popular courses.</text:span></text:p>
              </text:list-item>
              <text:list-item>
                <text:p text:style-name="P9"><text:span text:style-name="T6">Newly added courses.</text:span></text:p>
              </text:list-item>
            </text:list>
          </draw:text-box>
        </draw:frame>
        <draw:frame draw:style-name="gr4" draw:text-style-name="P11" draw:layer="layout" svg:width="21.2cm" svg:height="2.36cm" svg:x="3cm" svg:y="1.8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"><text:span text:style-name="T8">Yet to Analyse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ext Placeholder 2" presentation:style-name="pr3" draw:text-style-name="P2" draw:layer="layout" svg:width="24.856cm" svg:height="12.757cm" svg:x="1.172cm" svg:y="6.765cm" presentation:class="outline" presentation:user-transformed="true">
          <draw:text-box>
            <text:list text:style-name="L2">
              <text:list-header>
                <text:p text:style-name="P7"><text:span text:style-name="T6"/></text:p>
                <text:p text:style-name="P7"><text:span text:style-name="T6">github repository:https://github.com/ravali1101/-</text:span><text:span text:style-name="T6">Ravali <text:s text:c="8"/></text:span></text:p>
              </text:list-header>
            </text:list>
            <text:list text:style-name="L3">
              <text:list-item>
                <text:p text:style-name="P8"><text:span text:style-name="T7"/></text:p>
              </text:list-item>
            </text:list>
            <text:list text:style-name="L4">
              <text:list-header>
                <text:p text:style-name="P7"><text:span text:style-name="T7"/></text:p>
              </text:list-header>
            </text:list>
            <text:list text:style-name="L3">
              <text:list-item>
                <text:p text:style-name="P8"><text:span text:style-name="T7"/></text:p>
              </text:list-item>
            </text:list>
          </draw:text-box>
        </draw:frame>
        <draw:frame draw:style-name="gr5" draw:text-style-name="P14" draw:layer="layout" svg:width="12.326cm" svg:height="1.826cm" svg:x="7.4cm" svg:y="2.974cm">
          <draw:text-box>
            <text:p text:style-name="P13"><text:span text:style-name="T9">Github reposito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13">
        <draw:frame draw:name="TextBox 1" draw:style-name="gr6" draw:text-style-name="P2" draw:layer="layout" svg:width="12.015cm" svg:height="2.565cm" svg:x="6.821cm" svg:y="8.077cm">
          <draw:text-box>
            <text:p text:style-name="P4"><text:span text:style-name="T10">THANK YOU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CHOOL OF INFORMATION SCIENCES, MANIPAL UNIVERSITY</dc:title>
    <meta:creation-date>2016-08-29T23:09:04Z</meta:creation-date>
    <dc:date>2016-10-07T10:22:59.078160381</dc:date>
    <meta:editing-cycles>29</meta:editing-cycles>
    <meta:editing-duration>PT5H27S</meta:editing-duration>
    <meta:document-statistic meta:object-count="168"/>
  </office:meta>
</office:document-meta>
</file>